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4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Ultrafine_20_Dashed"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dash" draw:stroke-dash="Ultrafine_20_Dashed"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24cm" svg:height="0.466cm" svg:x="0.374cm" svg:y="1.55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398cm" svg:height="0.466cm" svg:x="1.083cm" svg:y="0.09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2" draw:text-style-name="P1" draw:layer="layout" svg:x1="0.697cm" svg:y1="1.928cm" svg:x2="1.519cm" svg:y2="1.178cm">
          <text:p/>
        </draw:line>
        <draw:line draw:style-name="gr2" draw:text-style-name="P1" draw:layer="layout" svg:x1="1.519cm" svg:y1="1.178cm" svg:x2="2.962cm" svg:y2="1.176cm">
          <text:p/>
        </draw:line>
        <draw:line draw:style-name="gr2" draw:text-style-name="P1" draw:layer="layout" svg:x1="1.519cm" svg:y1="1.177cm" svg:x2="1.51cm" svg:y2="0.314cm">
          <text:p/>
        </draw:line>
        <draw:custom-shape draw:style-name="gr3" draw:text-style-name="P1" draw:layer="layout" svg:width="2.286cm" svg:height="0.884cm" svg:x="0.341cm" svg:y="0.739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1" draw:layer="layout" svg:x1="1.53cm" svg:y1="1.176cm" svg:x2="1.764cm" svg:y2="1.613cm">
          <draw:glue-point draw:id="4" svg:x="-0.683cm" svg:y="-0.572cm"/>
          <text:p/>
        </draw:line>
        <draw:path draw:style-name="gr5" draw:text-style-name="P1" draw:id="id2" draw:layer="layout" svg:width="0.182cm" svg:height="0.05cm" draw:transform="rotate (-0.197396738400521) translate (1.39657701591059cm 1.25511518326485cm)" svg:viewBox="0 0 183 51" svg:d="m0 1957c22 6 40 10 61 6s44-8 65-15l20-10 22-12 15-12">
          <text:p/>
        </draw:path>
        <draw:frame draw:style-name="gr1" draw:id="id1" draw:layer="layout" svg:width="0.455cm" svg:height="0.388cm" svg:x="0.831cm" svg:y="0.9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id="id3" draw:layer="layout" svg:width="0.521cm" svg:height="0.444cm" svg:x="1.903cm" svg:y="0.17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" draw:id="id4" draw:layer="layout" svg:x1="1.51cm" svg:y1="1.176cm" svg:x2="2.312cm" svg:y2="0.872cm">
          <draw:glue-point draw:id="4" svg:x="0.724cm" svg:y="-0.631cm"/>
          <text:p/>
        </draw:line>
        <draw:connector draw:style-name="gr7" draw:text-style-name="P1" draw:layer="layout" draw:type="curve" draw:line-skew="-0.37cm" svg:x1="1.058cm" svg:y1="1.371cm" svg:x2="1.482cm" svg:y2="1.315cm" draw:start-shape="id1" draw:start-glue-point="2" draw:end-shape="id2" draw:end-glue-point="2" svg:d="m1058 1371c0 196 424 224 424-56">
          <text:p/>
        </draw:connector>
        <draw:connector draw:style-name="gr7" draw:text-style-name="P1" draw:layer="layout" draw:type="curve" svg:x1="2.163cm" svg:y1="0.618cm" svg:x2="1.969cm" svg:y2="1.005cm" draw:start-shape="id3" draw:start-glue-point="2" draw:end-shape="id4" draw:end-glue-point="4" svg:d="m2163 618c0 190-194-3-194 387">
          <text:p/>
        </draw:connector>
        <draw:frame draw:style-name="gr8" draw:text-style-name="P3" draw:layer="layout" svg:width="3.58cm" svg:height="2.013cm" svg:x="-0.071cm" svg:y="1.767cm">
          <draw:text-box>
            <text:p text:style-name="P2"><text:span text:style-name="T1"><text:s/></text:span><text:span text:style-name="T2">اگرسمتیہ کا صرف زاویہ</text:span></text:p>
            <text:p text:style-name="P2"><text:span text:style-name="T2"><text:s/></text:span><text:span text:style-name="T2">تبدیل ہو تو اس کی چونچ</text:span></text:p>
            <text:p text:style-name="P2"><text:span text:style-name="T2"><text:s/></text:span><text:span text:style-name="T2">نکتہ دار لکیر پر رہے گی</text:span></text:p>
          </draw:text-box>
        </draw:frame>
        <draw:frame draw:style-name="gr1" draw:layer="layout" svg:width="0.424cm" svg:height="0.466cm" svg:x="5.019cm" svg:y="2.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554cm" svg:height="0.525cm" svg:x="5.709cm" svg:y="0.6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5.395cm" svg:y1="2.802cm" svg:x2="5.77cm" svg:y2="2.458cm">
          <text:p/>
        </draw:line>
        <draw:line draw:style-name="gr2" draw:text-style-name="P1" draw:layer="layout" svg:x1="7.376cm" svg:y1="2.032cm" svg:x2="7.995cm" svg:y2="2.032cm">
          <text:p/>
        </draw:line>
        <draw:line draw:style-name="gr2" draw:text-style-name="P1" draw:layer="layout" svg:x1="6.228cm" svg:y1="0.955cm" svg:x2="6.228cm" svg:y2="0.274cm">
          <text:p/>
        </draw:line>
        <draw:frame draw:style-name="gr8" draw:text-style-name="P3" draw:layer="layout" svg:width="1.23cm" svg:height="0.911cm" svg:x="6.146cm" svg:y="2.614cm">
          <draw:text-box>
            <text:p><text:span text:style-name="T1">نلکی</text:span></text:p>
          </draw:text-box>
        </draw:frame>
        <draw:custom-shape draw:style-name="gr9" draw:text-style-name="P1" draw:layer="layout" svg:width="2.286cm" svg:height="0.884cm" svg:x="5.09cm" svg:y="0.48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1" draw:layer="layout" svg:x1="6.228cm" svg:y1="2.031cm" svg:x2="6.228cm" svg:y2="0.955cm">
          <text:p/>
        </draw:line>
        <draw:custom-shape draw:style-name="gr10" draw:text-style-name="P1" draw:layer="layout" svg:width="2.296cm" svg:height="0.975cm" draw:transform="rotate (3.1415926535892) translate (7.375cm 2.5cm)">
          <text:p/>
          <draw:enhanced-geometry svg:viewBox="0 0 21600 21600" draw:type="block-arc" draw:modifiers="179.4399343942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5.09cm" svg:y1="0.914cm" svg:x2="5.079cm" svg:y2="2.053cm">
          <text:p/>
        </draw:line>
        <draw:line draw:style-name="gr2" draw:text-style-name="P1" draw:layer="layout" svg:x1="7.376cm" svg:y1="0.924cm" svg:x2="7.376cm" svg:y2="2.031cm">
          <text:p/>
        </draw:line>
        <draw:custom-shape draw:style-name="gr3" draw:text-style-name="P1" draw:layer="layout" svg:width="2.296cm" svg:height="0.975cm" svg:x="5.077cm" svg:y="1.542cm">
          <text:p/>
          <draw:enhanced-geometry svg:viewBox="0 0 21600 21600" draw:type="block-arc" draw:modifiers="179.4399343942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6" draw:text-style-name="P1" draw:layer="layout" svg:x1="6.228cm" svg:y1="2.032cm" svg:x2="7.376cm" svg:y2="2.032cm">
          <text:p/>
        </draw:line>
        <draw:line draw:style-name="gr6" draw:text-style-name="P1" draw:layer="layout" svg:x1="6.228cm" svg:y1="2.032cm" svg:x2="5.77cm" svg:y2="2.458cm">
          <text:p/>
        </draw:line>
        <draw:frame draw:style-name="gr1" draw:layer="layout" svg:width="0.444cm" svg:height="0.466cm" svg:x="2.894cm" svg:y="0.8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1.277cm" svg:height="0.911cm" svg:x="2.411cm" svg:y="0.121cm">
          <draw:text-box>
            <text:p><text:span text:style-name="T1">رداس</text:span></text:p>
          </draw:text-box>
        </draw:frame>
        <draw:line draw:style-name="gr11" draw:text-style-name="P1" draw:layer="layout" svg:x1="6.228cm" svg:y1="2.032cm" svg:x2="7.122cm" svg:y2="0.924cm">
          <text:p/>
        </draw:line>
        <draw:line draw:style-name="gr12" draw:text-style-name="P1" draw:layer="layout" svg:x1="7.112cm" svg:y1="0.944cm" svg:x2="7.112cm" svg:y2="1.706cm">
          <text:p/>
        </draw:line>
        <draw:line draw:style-name="gr12" draw:text-style-name="P1" draw:layer="layout" svg:x1="6.228cm" svg:y1="2.052cm" svg:x2="7.112cm" svg:y2="1.7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5-05T15:46:48</dc:date>
    <dc:creator>khalid khan</dc:creator>
    <meta:editing-duration>PT01H28M57S</meta:editing-duration>
    <meta:editing-cycles>5</meta:editing-cycles>
    <meta:generator>OpenOffice.org/3.1$Linux OpenOffice.org_project/310m19$Build-9420</meta:generator>
    <meta:document-statistic meta:object-count="3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 math:stretchy="false">ρ</math:mo>
      <math:mn>0</math:mn>
    </math:msub>
    <math:annotation math:encoding="StarMath 5.0">%rho_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z</math:mi>
      <math:mn>0</math:mn>
    </math:msub>
    <math:annotation math:encoding="StarMath 5.0">z_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